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number-columns-repeated="3" table:default-cell-style-name="ce1"/>
        <table:table-column table:style-name="co3" table:number-columns-repeated="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RANSITION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string" calcext:value-type="string">
            <text:p>BEGIN</text:p>
          </table:table-cell>
          <table:table-cell table:style-name="Default" office:value-type="string" calcext:value-type="string">
            <text:p>I0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EGIN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formula="of:=SUM([.F4:.M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0</text:p>
          </table:table-cell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style-name="ce1" table:formula="of:=3/8" office:value-type="float" office:value="0.375" calcext:value-type="float">
            <text:p>0.38</text:p>
          </table:table-cell>
          <table:table-cell table:style-name="ce1" office:value-type="float" office:value="0" calcext:value-type="float">
            <text:p>0.00</text:p>
          </table:table-cell>
          <table:table-cell table:style-name="ce1" table:formula="of:=1/8" office:value-type="float" office:value="0.125" calcext:value-type="float">
            <text:p>0.13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formula="of:=SUM([.F5:.M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0.6" calcext:value-type="float">
            <text:p>0.60</text:p>
          </table:table-cell>
          <table:table-cell table:formula="of:=SUM([.F6:.M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1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.00</text:p>
          </table:table-cell>
          <table:table-cell table:formula="of:=SUM([.F7:.M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formula="of:=SUM([.F8:.M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1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.0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formula="of:=SUM([.F9:.M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5" table:style-name="ce1" office:value-type="float" office:value="0" calcext:value-type="float">
            <text:p>0.00</text:p>
          </table:table-cell>
          <table:table-cell table:formula="of:=SUM([.F10:.M1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ND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.00</text:p>
          </table:table-cell>
          <table:table-cell table:formula="of:=SUM([.F11:.M11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MISSION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“ “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“ “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BEGIN</text:p>
          </table:table-cell>
          <table:table-cell table:style-name="ce2" office:value-type="float" office:value="1" calcext:value-type="float">
            <text:p>1.0000 </text:p>
          </table:table-cell>
          <table:table-cell table:number-columns-repeated="2" table:style-name="ce2" office:value-type="float" office:value="0" calcext:value-type="float">
            <text:p>0.0000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GIN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I0</text:p>
          </table:table-cell>
          <table:table-cell table:style-name="ce2" office:value-type="float" office:value="0" calcext:value-type="float">
            <text:p>0.0000 </text:p>
          </table:table-cell>
          <table:table-cell table:style-name="ce2" table:formula="of:=[.G19]*MAX([.P18]; [.P17] * [.G4])" office:value-type="float" office:value="0.2" calcext:value-type="float">
            <text:p>0.2000 </text:p>
          </table:table-cell>
          <table:table-cell table:style-name="ce2" table:formula="of:=[.G19]*MAX([.Q18] * [.G5]; [.R17] * [.G4])" office:value-type="float" office:value="0.025" calcext:value-type="float">
            <text:p>0.0250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I2</text:p>
          </table:table-cell>
          <table:table-cell table:style-name="ce2" office:value-type="float" office:value="0" calcext:value-type="float">
            <text:p>0.0000 </text:p>
          </table:table-cell>
          <table:table-cell table:style-name="ce2" table:formula="of:=MAX([.P23] * [.H10]; [.P19] * [.H6]; [.P21] * [.H8]) * [.I20]" office:value-type="float" office:value="0" calcext:value-type="float">
            <text:p>0.0000 </text:p>
          </table:table-cell>
          <table:table-cell table:style-name="ce2" table:formula="of:=MAX([.Q23] * [.H10]; [.Q19] * [.H6]; [.Q21] * [.H8]) * [.G20]" office:value-type="float" office:value="0.0125" calcext:value-type="float">
            <text:p>0.0125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M1</text:p>
          </table:table-cell>
          <table:table-cell table:style-name="ce2" office:value-type="float" office:value="0" calcext:value-type="float">
            <text:p>0.0000 </text:p>
          </table:table-cell>
          <table:table-cell table:style-name="ce2" table:formula="of:=[.I21]*MAX([.P18] * [.I5]; [.P17] * [.I4])" office:value-type="float" office:value="0.2" calcext:value-type="float">
            <text:p>0.2000 </text:p>
          </table:table-cell>
          <table:table-cell table:style-name="ce2" table:formula="of:= [.G21]* MAX([.Q18] * [.I5]; [.Q17] * [.I4])" office:value-type="float" office:value="0" calcext:value-type="float">
            <text:p>0.0000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1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M2</text:p>
          </table:table-cell>
          <table:table-cell table:style-name="ce2" office:value-type="float" office:value="0" calcext:value-type="float">
            <text:p>0.0000 </text:p>
          </table:table-cell>
          <table:table-cell table:style-name="ce2" table:formula="of:=[.I21] * MAX([.P22] * [.J9]; [.P20] * [.J7])" office:value-type="float" office:value="0" calcext:value-type="float">
            <text:p>0.0000 </text:p>
          </table:table-cell>
          <table:table-cell table:style-name="ce2" table:formula="of:=[.J21] * MAX([.Q22] * [.J9]; [.Q20] * [.J7])" office:value-type="float" office:value="0" calcext:value-type="float">
            <text:p>0.0000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D1</text:p>
          </table:table-cell>
          <table:table-cell table:style-name="ce2" office:value-type="float" office:value="0" calcext:value-type="float">
            <text:p>0.0000 </text:p>
          </table:table-cell>
          <table:table-cell table:style-name="ce2" table:formula="of:=MAX([.Q18]*[.K5])" office:value-type="float" office:value="0.025" calcext:value-type="float">
            <text:p>0.0250 </text:p>
          </table:table-cell>
          <table:table-cell table:style-name="ce2" table:formula="of:=MAX([.R18]*[.K5])" office:value-type="float" office:value="0.003125" calcext:value-type="float">
            <text:p>0.0031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1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D2</text:p>
          </table:table-cell>
          <table:table-cell table:style-name="ce2" office:value-type="float" office:value="0" calcext:value-type="float">
            <text:p>0.0000 </text:p>
          </table:table-cell>
          <table:table-cell table:style-name="ce2" table:formula="of:=[.Q20]*[.L7]" office:value-type="float" office:value="0.05" calcext:value-type="float">
            <text:p>0.0500 </text:p>
          </table:table-cell>
          <table:table-cell table:style-name="ce2" table:formula="of:=[.R20]*[.L7]" office:value-type="float" office:value="0" calcext:value-type="float">
            <text:p>0.0000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2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style-name="ce2" table:number-columns-repeated="2"/>
          <table:table-cell table:style-name="ce2" table:formula="of:=MAX([.M8] * [.R21]; [.R19] * [.M6])" office:value-type="float" office:value="0.0075" calcext:value-type="float">
            <text:p>0.0075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D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8"/>
        </table:table-row>
        <table:table-row table:style-name="ro1" table:number-rows-repeated="7">
          <table:table-cell table:number-columns-repeated="5"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string" calcext:value-type="string">
            <text:p>“ “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EGIN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I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I2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ND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4" number:min-decimal-places="4" number:min-integer-digits="1" number:grouping="true"/>
      <number:text> </number:text>
    </number:number-style>
    <number:number-style style:name="N121">
      <number:text>(</number:text>
      <number:number number:decimal-places="4" number:min-decimal-places="4" number:min-integer-digits="1" number:grouping="true"/>
      <number:text>)</number:text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7:08:23.435833863</meta:creation-date>
    <dc:date>2021-05-02T19:57:05.621628381</dc:date>
    <meta:editing-duration>PT27M26S</meta:editing-duration>
    <meta:editing-cycles>7</meta:editing-cycles>
    <meta:generator>LibreOffice/7.1.2.2$Linux_X86_64 LibreOffice_project/10$Build-2</meta:generator>
    <meta:document-statistic meta:table-count="1" meta:cell-count="212" meta:object-count="0"/>
  </office:meta>
</office:document-meta>
</file>